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Repository.getCreateDir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setList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shRepository.setPublishPermissions( String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makePath( String path , 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shRepository.getRepository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resolveResource( String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shRepository.setCreateDirCommand( String createDir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openStream( Ssh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shRepository.setExistCommand( String exist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checkExistence( String filePath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shRepository.getLis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put( File source , String destination , boolean overwri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shRepository.getExecChannel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hRepository.readSessionOutput( ChannelExec channel , StringBuffer strStdout , StringBuffer strStder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shRepository.getExis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pository.replaceArgument( String command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hRepository.get( String source , File destin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shRepository.list( String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shRepository.getRe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hRepository.setFileSeparator( char fil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